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icrosoft JhengHei" svg:font-family="'Microsoft JhengHei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JhengHei1" svg:font-family="'Microsoft JhengHei'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 style:list-style-name="WWNum1">
      <style:paragraph-properties fo:margin-left="0.5in" fo:margin-right="0in" fo:margin-top="0in" fo:margin-bottom="0.222in" loext:contextual-spacing="true" fo:line-height="100%" fo:orphans="0" fo:widows="0" fo:text-indent="-0.25in" style:auto-text-indent="false"/>
    </style:style>
    <style:style style:name="P8" style:family="paragraph" style:parent-style-name="Standard">
      <style:paragraph-properties fo:margin-top="0in" fo:margin-bottom="0.222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fo:color="#ff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666666" style:font-name="Microsoft JhengHei" fo:font-size="12pt" style:font-name-asian="Microsoft JhengHei1" style:font-size-asian="12pt" style:font-name-complex="Microsoft JhengHei1" style:font-size-complex="12pt"/>
    </style:style>
    <style:style style:name="T6" style:family="text">
      <style:text-properties fo:color="#695d46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Microsoft JhengHei" fo:font-size="12pt" style:font-name-asian="Microsoft JhengHei1" style:font-size-asian="12pt" style:font-name-complex="Microsoft JhengHei1" style:font-size-complex="12pt"/>
    </style:style>
    <style:style style:name="T8" style:family="text">
      <style:text-properties fo:color="#01afd1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說明：各位同學可以參考此template進行Report撰寫，</text:span><text:span text:style-name="T3">但是學號系級姓名記得改</text:span><text:span text:style-name="T1">。如果想要用其他排版模式也請註明</text:span><text:span text:style-name="T3">題號以及題目內容（請勿擅自更改題號）</text:span><text:span text:style-name="T1">，最後上傳至github前，請</text:span><text:span text:style-name="T3">務必轉成pdf檔，並且命名為Report.pdf</text:span><text:span text:style-name="T1">，否則將不予計分。</text:span></text:p>
      <text:p text:style-name="P1"><text:span text:style-name="T1">=======================閱讀完以上文字請刪除========================</text:span></text:p>
      <text:p text:style-name="P2"/>
      <text:p text:style-name="P4"><text:span text:style-name="T2">Homework 2 Report - Income Prediction</text:span></text:p>
      <text:p text:style-name="P5"><text:span text:style-name="T1">學號：b03901666 <text:s/>系級：電機四 <text:s/>姓名：台大張嘉航</text:span></text:p>
      <text:p text:style-name="P3"/>
      <text:p text:style-name="P3"/>
      <text:list xml:id="list5982512668821944132" text:style-name="WWNum1">
        <text:list-item>
          <text:p text:style-name="P7"><text:span text:style-name="T4">(1%) 請比較你實作的generative model、logistic regression的準確率，何者較佳？</text:span></text:p>
        </text:list-item>
      </text:list>
      <text:p text:style-name="P8"/>
      <text:list xml:id="list35316535252636" text:continue-numbering="true" text:style-name="WWNum1">
        <text:list-item>
          <text:p text:style-name="P7"><text:span text:style-name="T6">(</text:span><text:span text:style-name="T4">1%) 請說明你實作的best model，其訓練方式和準確率為何？</text:span></text:p>
        </text:list-item>
      </text:list>
      <text:p text:style-name="P8"/>
      <text:list xml:id="list35315453901321" text:continue-numbering="true" text:style-name="WWNum1">
        <text:list-item>
          <text:p text:style-name="P7"><text:span text:style-name="T4">(1%) 請實作輸入特徵標準化(feature normalization)，並討論其對於你的模型準確率的影響。(有關normalization請參考：</text:span><text:a xlink:type="simple" xlink:href="https://goo.gl/XBM3aE" text:style-name="Internet_20_link" text:visited-style-name="Visited_20_Internet_20_Link"><text:span text:style-name="T8">https://goo.gl/XBM3aE</text:span></text:a><text:span text:style-name="T4">)</text:span></text:p>
        </text:list-item>
      </text:list>
      <text:p text:style-name="P8"/>
      <text:list xml:id="list35316288203016" text:continue-numbering="true" text:style-name="WWNum1">
        <text:list-item>
          <text:p text:style-name="P7"><text:span text:style-name="T4">(1%) 請實作logistic regression的正規化(regularization)，並討論其對於你的模型準確率的影響。(有關regularization請參考：</text:span><text:a xlink:type="simple" xlink:href="https://goo.gl/SSWGhf" text:style-name="Internet_20_link" text:visited-style-name="Visited_20_Internet_20_Link"><text:span text:style-name="T8">https://goo.gl/SSWGhf</text:span></text:a><text:span text:style-name="T4"> P.35)</text:span></text:p>
        </text:list-item>
      </text:list>
      <text:p text:style-name="P8"/>
      <text:list xml:id="list35315695756523" text:continue-numbering="true" text:style-name="WWNum1">
        <text:list-item>
          <text:p text:style-name="P7"><text:span text:style-name="T4">(1%) 請討論你認為哪個attribute對結果影響最大？</text:span></text:p>
        </text:list-item>
      </text:list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icrosoft JhengHei" svg:font-family="'Microsoft JhengHei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JhengHei1" svg:font-family="'Microsoft JhengHei'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695d46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Open Sans" style:font-family-asian="'Open Sans'" style:font-family-generic-asian="system" style:font-pitch-asian="variable" style:font-size-asian="18pt" style:font-style-asian="normal" style:font-weight-asian="normal" style:font-name-complex="Open Sans" style:font-family-complex="'Open Sans'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e91d63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" style:font-family-asian="'Open Sans'" style:font-family-generic-asian="system" style:font-pitch-asian="variable" style:font-size-asian="14pt" style:font-style-asian="normal" style:font-weight-asian="normal" style:font-name-complex="Open Sans" style:font-family-complex="'Open San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280" meta:character-count="592" meta:non-whitespace-character-count="572"/>
    <meta:generator>LibreOfficeDev/5.1.0.3$Linux_X86_64 LibreOffice_project/</meta:generator>
  </office:meta>
</office:document-meta>
</file>